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35.98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5.06mm"/>
    </style:style>
    <style:style style:name="co8" style:family="table-column">
      <style:table-column-properties fo:break-before="auto" style:column-width="38.47mm"/>
    </style:style>
    <style:style style:name="co9" style:family="table-column">
      <style:table-column-properties fo:break-before="auto" style:column-width="17.52mm"/>
    </style:style>
    <style:style style:name="co10" style:family="table-column">
      <style:table-column-properties fo:break-before="auto" style:column-width="31.4mm"/>
    </style:style>
    <style:style style:name="co11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t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table:number-columns-repeated="4"/>
          <table:table-cell table:formula="of:=COUNTIFS([.E2:.E892];&quot;=male&quot;)" office:value-type="float" office:value="577" calcext:value-type="float">
            <text:p>577</text:p>
          </table:table-cell>
          <table:table-cell table:formula="of:=SUMPRODUCT(ISBLANK([.F2:.F892]))" office:value-type="float" office:value="177" calcext:value-type="float">
            <text:p>177</text:p>
          </table:table-cell>
          <table:table-cell table:formula="of:=COUNTIFS([.G2:.G892];&quot;&lt;&gt;0&quot;)" office:value-type="float" office:value="283" calcext:value-type="float">
            <text:p>283</text:p>
          </table:table-cell>
          <table:table-cell table:formula="of:=COUNTIFS([.H2:.H892];&quot;&lt;&gt;0&quot;)" office:value-type="float" office:value="213" calcext:value-type="float">
            <text:p>213</text:p>
          </table:table-cell>
          <table:table-cell table:number-columns-repeated="2"/>
          <table:table-cell table:formula="of:=SUMPRODUCT(ISBLANK([.K2:.K892]))" office:value-type="float" office:value="687" calcext:value-type="float">
            <text:p>687</text:p>
          </table:table-cell>
          <table:table-cell/>
        </table:table-row>
        <table:table-row table:style-name="ro1">
          <table:table-cell table:number-columns-repeated="4"/>
          <table:table-cell table:style-name="ce1" table:formula="of:=[.E893]/[.A892]" office:value-type="percentage" office:value="0.647586980920314" calcext:value-type="percentage">
            <text:p>64.76%</text:p>
          </table:table-cell>
          <table:table-cell table:style-name="ce1" table:formula="of:=[.F893]/[.A892]" office:value-type="percentage" office:value="0.198653198653199" calcext:value-type="percentage">
            <text:p>19.87%</text:p>
          </table:table-cell>
          <table:table-cell table:style-name="ce1" table:formula="of:=[.G893]/[.A892]" office:value-type="percentage" office:value="0.317620650953984" calcext:value-type="percentage">
            <text:p>31.76%</text:p>
          </table:table-cell>
          <table:table-cell table:style-name="ce1" table:formula="of:=[.H893]/[.A892]" office:value-type="percentage" office:value="0.239057239057239" calcext:value-type="percentage">
            <text:p>23.91%</text:p>
          </table:table-cell>
          <table:table-cell table:number-columns-repeated="2"/>
          <table:table-cell table:style-name="ce1" table:formula="of:=[.K893]/[.A892]" office:value-type="percentage" office:value="0.771043771043771" calcext:value-type="percentage">
            <text:p>77.10%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ale, survived</text:p>
          </table:table-cell>
          <table:table-cell table:formula="of:=COUNTIFS([.E$2:.E$892];&quot;=male&quot;; [.B$2:.B$892]; &quot;=1&quot;)" office:value-type="float" office:value="109" calcext:value-type="float">
            <text:p>109</text:p>
          </table:table-cell>
          <table:table-cell table:style-name="ce1" table:formula="of:=[.E896]/[.E$900]" office:value-type="percentage" office:value="0.122334455667789" calcext:value-type="percentage">
            <text:p>12.23%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le, died</text:p>
          </table:table-cell>
          <table:table-cell table:formula="of:=COUNTIFS([.E$2:.E$892];&quot;=male&quot;; [.B$2:.B$892]; &quot;=0&quot;)" office:value-type="float" office:value="468" calcext:value-type="float">
            <text:p>468</text:p>
          </table:table-cell>
          <table:table-cell table:style-name="ce1" table:formula="of:=[.E897]/[.E$900]" office:value-type="percentage" office:value="0.525252525252525" calcext:value-type="percentage">
            <text:p>52.53%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emale, survived</text:p>
          </table:table-cell>
          <table:table-cell table:formula="of:=COUNTIFS([.E$2:.E$892];&quot;=female&quot;; [.B$2:.B$892]; &quot;=1&quot;)" office:value-type="float" office:value="233" calcext:value-type="float">
            <text:p>233</text:p>
          </table:table-cell>
          <table:table-cell table:style-name="ce1" table:formula="of:=[.E898]/[.E$900]" office:value-type="percentage" office:value="0.261503928170595" calcext:value-type="percentage">
            <text:p>26.15%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emale, died</text:p>
          </table:table-cell>
          <table:table-cell table:formula="of:=COUNTIFS([.E$2:.E$892];&quot;=female&quot;; [.B$2:.B$892]; &quot;=0&quot;)" office:value-type="float" office:value="81" calcext:value-type="float">
            <text:p>81</text:p>
          </table:table-cell>
          <table:table-cell table:style-name="ce1" table:formula="of:=[.E899]/[.E$900]" office:value-type="percentage" office:value="0.0909090909090909" calcext:value-type="percentage">
            <text:p>9.09%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896:.E899])" office:value-type="float" office:value="891" calcext:value-type="float">
            <text:p>891</text:p>
          </table:table-cell>
          <table:table-cell table:style-name="ce1" table:formula="of:=SUM([.F896:.F899])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f survivo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ale</text:p>
          </table:table-cell>
          <table:table-cell table:formula="of:=[.E896]" office:value-type="float" office:value="109" calcext:value-type="float">
            <text:p>109</text:p>
          </table:table-cell>
          <table:table-cell table:style-name="ce1" table:formula="of:=[.E903]/[.E$905]" office:value-type="percentage" office:value="0.318713450292398" calcext:value-type="percentage">
            <text:p>31.87%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emale</text:p>
          </table:table-cell>
          <table:table-cell table:formula="of:=[.E898]" office:value-type="float" office:value="233" calcext:value-type="float">
            <text:p>233</text:p>
          </table:table-cell>
          <table:table-cell table:style-name="ce1" table:formula="of:=[.E904]/[.E$905]" office:value-type="percentage" office:value="0.681286549707602" calcext:value-type="percentage">
            <text:p>68.13%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903:.E904])" office:value-type="float" office:value="342" calcext:value-type="float">
            <text:p>342</text:p>
          </table:table-cell>
          <table:table-cell table:style-name="ce1" table:formula="of:=SUM([.F903:.F904])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f fataliti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ale</text:p>
          </table:table-cell>
          <table:table-cell table:formula="of:=[.E897]" office:value-type="float" office:value="468" calcext:value-type="float">
            <text:p>468</text:p>
          </table:table-cell>
          <table:table-cell table:style-name="ce1" table:formula="of:=[.E908]/[.E$910]" office:value-type="percentage" office:value="0.852459016393443" calcext:value-type="percentage">
            <text:p>85.25%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emale</text:p>
          </table:table-cell>
          <table:table-cell table:formula="of:=[.E899]" office:value-type="float" office:value="81" calcext:value-type="float">
            <text:p>81</text:p>
          </table:table-cell>
          <table:table-cell table:style-name="ce1" table:formula="of:=[.E909]/[.E$910]" office:value-type="percentage" office:value="0.147540983606557" calcext:value-type="percentage">
            <text:p>14.75%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908:.E909])" office:value-type="float" office:value="549" calcext:value-type="float">
            <text:p>549</text:p>
          </table:table-cell>
          <table:table-cell table:style-name="ce1" table:formula="of:=SUM([.F908:.F909])" office:value-type="percentage" office:value="1" calcext:value-type="percentage">
            <text:p>100.00%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6:01:53.331659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7T16:19:36.499675300</dc:date>
    <meta:editing-duration>PT25M42S</meta:editing-duration>
    <meta:editing-cycles>3</meta:editing-cycles>
    <meta:generator>LibreOffice/5.1.6.2$Linux_X86_64 LibreOffice_project/10m0$Build-2</meta:generator>
    <meta:document-statistic meta:table-count="1" meta:cell-count="9884" meta:object-count="0"/>
  </office:meta>
</office:document-meta>
</file>